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7.0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4cm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-color="#b84700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4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4.6cm" svg:height="1.691cm" svg:x="5.641cm" svg:y="5.2cm">
          <text:p text:style-name="P1">receiver f-car's reque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3" draw:id="id3" draw:layer="layout" svg:width="5.9cm" svg:height="3.116cm" svg:x="5cm" svg:y="8.3cm">
          <text:p text:style-name="P1">Get </text:p>
          <text:p text:style-name="P1">request of la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4" draw:id="id4" draw:layer="layout" svg:width="4.9cm" svg:height="1.833cm" svg:x="0.241cm" svg:y="7.1cm">
          <text:p text:style-name="P1">The computer <text:s/>feel so borin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7.941cm" svg:y1="4.084cm" svg:x2="7.941cm" svg:y2="5.2cm" draw:start-shape="id1" draw:start-glue-point="6" draw:end-shape="id2" draw:end-glue-point="4" svg:d="m7941 4084v1116" svg:viewBox="0 0 1 1117">
          <text:p/>
        </draw:connector>
        <draw:connector draw:style-name="gr2" draw:text-style-name="P1" draw:layer="layout" svg:x1="7.941cm" svg:y1="6.891cm" svg:x2="7.95cm" svg:y2="8.3cm" draw:start-shape="id2" draw:start-glue-point="6" draw:end-shape="id3" draw:end-glue-point="4" svg:d="m7941 6891v705h9v704" svg:viewBox="0 0 10 1410">
          <text:p/>
        </draw:connector>
        <draw:connector draw:style-name="gr2" draw:text-style-name="P1" draw:layer="layout" svg:x1="5cm" svg:y1="9.858cm" svg:x2="2.691cm" svg:y2="8.933cm" draw:start-shape="id3" draw:start-glue-point="5" draw:end-shape="id4" draw:end-glue-point="6" svg:d="m5000 9858h-2309v-925" svg:viewBox="0 0 2310 926">
          <text:p/>
        </draw:connector>
        <draw:connector draw:style-name="gr2" draw:text-style-name="P1" draw:layer="layout" svg:x1="2.691cm" svg:y1="7.1cm" svg:x2="5.641cm" svg:y2="6.046cm" draw:start-shape="id4" draw:start-glue-point="4" draw:end-shape="id2" draw:end-glue-point="5" svg:d="m2691 7100v-1054h2950" svg:viewBox="0 0 2951 1055">
          <text:p/>
        </draw:connector>
        <draw:frame draw:style-name="gr3" draw:layer="layout" svg:width="7.611cm" svg:height="0.963cm" svg:x="11.489cm" svg:y="-0.063cm">
          <draw:text-box>
            <text:p>Flow of parking manage</text:p>
          </draw:text-box>
        </draw:frame>
        <draw:frame draw:style-name="gr4" draw:layer="layout" svg:width="0.959cm" svg:height="0.963cm" svg:x="4.341cm" svg:y="9.037cm">
          <draw:text-box>
            <text:p>N</text:p>
          </draw:text-box>
        </draw:frame>
        <draw:frame draw:style-name="gr5" draw:layer="layout" svg:width="0.925cm" svg:height="0.963cm" svg:x="10.6cm" svg:y="9cm">
          <draw:text-box>
            <text:p>Y</text:p>
          </draw:text-box>
        </draw:frame>
        <draw:custom-shape draw:style-name="gr6" draw:text-style-name="P1" xml:id="id1" draw:id="id1" draw:layer="layout" svg:width="5.6cm" svg:height="2.6cm" svg:x="5.141cm" svg:y="1.484cm">
          <text:p text:style-name="P1">Parking open, sent heartbeat signal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7" draw:id="id7" draw:layer="layout" svg:width="6.8cm" svg:height="3.5cm" svg:x="20.7cm" svg:y="2.6cm">
          <text:p text:style-name="P1">Have other cars wait la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9" draw:id="id9" draw:layer="layout" svg:width="5.8cm" svg:height="1.233cm" svg:x="24.9cm" svg:y="5.8cm">
          <text:p text:style-name="P1">Allow the reques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1" draw:id="id11" draw:layer="layout" svg:width="4.6cm" svg:height="2.1cm" svg:x="25.5cm" svg:y="10.3cm">
          <text:p text:style-name="P1">End la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" draw:id="id10" draw:layer="layout" svg:width="6cm" svg:height="1.4cm" svg:x="24.8cm" svg:y="7.8cm">
          <text:p text:style-name="P1">wait the f-car la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8" draw:id="id8" draw:layer="layout" svg:width="4.9cm" svg:height="1.6cm" svg:x="18cm" svg:y="6.5cm">
          <text:p text:style-name="P1">Sent “hold on” to f-ca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5" draw:id="id5" draw:layer="layout" svg:width="6.7cm" svg:height="3.2cm" svg:x="8.7cm" svg:y="10.9cm">
          <text:p text:style-name="P1">Have remaining <text:s/>par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6" draw:id="id6" draw:layer="layout" svg:width="5.7cm" svg:height="2cm" svg:x="1.2cm" svg:y="11.5cm">
          <text:p text:style-name="P1">Refuse and sent “Sorry” to f-car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3" draw:id="id13" draw:layer="layout" svg:width="4.6cm" svg:height="2.1cm" svg:x="29cm" svg:y="13.3cm">
          <text:p text:style-name="P1">Time ov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4" draw:id="id14" draw:layer="layout" svg:width="7cm" svg:height="2.8cm" svg:x="31.6cm" svg:y="9.8cm">
          <text:p text:style-name="P1">Refuse this f-car</text:p>
          <text:p text:style-name="P1">and allow the request for other on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xml:id="id12" draw:id="id12" draw:layer="layout" svg:width="5.3cm" svg:height="2.7cm" svg:x="18.1cm" svg:y="10cm">
          <text:p text:style-name="P1">Call the powerful turtle take f-car awa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0.9cm" svg:y1="9.858cm" svg:x2="12.05cm" svg:y2="10.9cm" draw:start-shape="id3" draw:end-shape="id5" draw:end-glue-point="4" svg:d="m10900 9858h1150v1042" svg:viewBox="0 0 1151 1043">
          <text:p/>
        </draw:connector>
        <draw:connector draw:style-name="gr2" draw:text-style-name="P1" draw:layer="layout" svg:x1="8.7cm" svg:y1="12.5cm" svg:x2="6.9cm" svg:y2="12.5cm" draw:start-shape="id5" draw:start-glue-point="5" draw:end-shape="id6" draw:end-glue-point="7" svg:d="m8700 12500h-1800" svg:viewBox="0 0 1801 1">
          <text:p/>
        </draw:connector>
        <draw:connector draw:style-name="gr2" draw:text-style-name="P1" draw:layer="layout" draw:line-skew="-1.601cm -0.499cm" svg:x1="15.4cm" svg:y1="12.5cm" svg:x2="24.1cm" svg:y2="2.6cm" draw:start-shape="id5" draw:start-glue-point="7" draw:end-shape="id7" draw:end-glue-point="4" svg:d="m15400 12500h1050v-10900h7650v1000" svg:viewBox="0 0 8701 10901">
          <text:p/>
        </draw:connector>
        <draw:connector draw:style-name="gr2" draw:text-style-name="P1" draw:layer="layout" svg:x1="20.7cm" svg:y1="4.35cm" svg:x2="20.45cm" svg:y2="6.5cm" draw:start-shape="id7" draw:start-glue-point="5" draw:end-shape="id8" draw:end-glue-point="4" svg:d="m20700 4350h-250v2150" svg:viewBox="0 0 251 2151">
          <text:p/>
        </draw:connector>
        <draw:connector draw:style-name="gr2" draw:text-style-name="P1" draw:layer="layout" svg:x1="27.5cm" svg:y1="4.35cm" svg:x2="27.8cm" svg:y2="5.8cm" draw:start-shape="id7" draw:start-glue-point="7" draw:end-shape="id9" draw:end-glue-point="4" svg:d="m27500 4350h300v1450" svg:viewBox="0 0 301 1451">
          <text:p/>
        </draw:connector>
        <draw:connector draw:style-name="gr2" draw:text-style-name="P1" draw:layer="layout" svg:x1="27.8cm" svg:y1="7.033cm" svg:x2="27.8cm" svg:y2="7.8cm" draw:start-shape="id9" draw:start-glue-point="6" draw:end-shape="id10" draw:end-glue-point="4" svg:d="m27800 7033v767" svg:viewBox="0 0 1 768">
          <text:p/>
        </draw:connector>
        <draw:connector draw:style-name="gr2" draw:text-style-name="P1" draw:layer="layout" svg:x1="27.8cm" svg:y1="9.2cm" svg:x2="27.8cm" svg:y2="10.3cm" draw:start-shape="id10" draw:start-glue-point="6" draw:end-shape="id11" draw:end-glue-point="4" svg:d="m27800 9200v1100" svg:viewBox="0 0 1 1101">
          <text:p/>
        </draw:connector>
        <draw:connector draw:style-name="gr2" draw:text-style-name="P1" draw:layer="layout" svg:x1="25.5cm" svg:y1="11.35cm" svg:x2="23.4cm" svg:y2="11.35cm" draw:start-shape="id11" draw:start-glue-point="5" draw:end-shape="id12" draw:end-glue-point="7" svg:d="m25500 11350h-2100" svg:viewBox="0 0 2101 1">
          <text:p/>
        </draw:connector>
        <draw:connector draw:style-name="gr2" draw:text-style-name="P1" draw:layer="layout" svg:x1="30.1cm" svg:y1="11.35cm" svg:x2="31.3cm" svg:y2="13.3cm" draw:start-shape="id11" draw:start-glue-point="7" draw:end-shape="id13" draw:end-glue-point="4" svg:d="m30100 11350h1200v1950" svg:viewBox="0 0 1201 1951">
          <text:p/>
        </draw:connector>
        <draw:connector draw:style-name="gr2" draw:text-style-name="P1" draw:layer="layout" svg:x1="29cm" svg:y1="14.35cm" svg:x2="27.8cm" svg:y2="12.4cm" draw:start-shape="id13" draw:start-glue-point="5" draw:end-shape="id11" draw:end-glue-point="6" svg:d="m29000 14350h-1200v-1950" svg:viewBox="0 0 1201 1951">
          <text:p/>
        </draw:connector>
        <draw:connector draw:style-name="gr2" draw:text-style-name="P1" draw:layer="layout" svg:x1="33.6cm" svg:y1="14.35cm" svg:x2="35.1cm" svg:y2="12.6cm" draw:start-shape="id13" draw:start-glue-point="7" draw:end-shape="id14" draw:end-glue-point="6" svg:d="m33600 14350h1500v-1750" svg:viewBox="0 0 1501 1751">
          <text:p/>
        </draw:connector>
        <draw:connector draw:style-name="gr2" draw:text-style-name="P1" draw:layer="layout" draw:type="curve" svg:x1="18.1cm" svg:y1="11.35cm" svg:x2="10.241cm" svg:y2="6.046cm" draw:start-shape="id12" draw:start-glue-point="5" draw:end-shape="id2" draw:end-glue-point="7" svg:d="m18100 11350c-5893 0-1964-5304-7859-5304" svg:viewBox="0 0 7860 5305">
          <text:p/>
        </draw:connector>
        <draw:connector draw:style-name="gr2" draw:text-style-name="P1" draw:layer="layout" svg:x1="35.1cm" svg:y1="9.8cm" svg:x2="30.8cm" svg:y2="8.5cm" draw:start-shape="id14" draw:start-glue-point="4" draw:end-shape="id10" draw:end-glue-point="7" svg:d="m35100 9800v-1300h-4300" svg:viewBox="0 0 4301 1301">
          <text:p/>
        </draw:connector>
        <draw:frame draw:style-name="gr4" draw:layer="layout" svg:width="0.959cm" svg:height="0.963cm" svg:x="8cm" svg:y="11.6cm">
          <draw:text-box>
            <text:p>N</text:p>
          </draw:text-box>
        </draw:frame>
        <draw:frame draw:style-name="gr4" draw:layer="layout" svg:width="0.959cm" svg:height="0.963cm" svg:x="30cm" svg:y="10.337cm">
          <draw:text-box>
            <text:p>N</text:p>
          </draw:text-box>
        </draw:frame>
        <draw:frame draw:style-name="gr4" draw:layer="layout" svg:width="0.959cm" svg:height="0.963cm" svg:x="28.141cm" svg:y="13.4cm">
          <draw:text-box>
            <text:p>N</text:p>
          </draw:text-box>
        </draw:frame>
        <draw:frame draw:style-name="gr5" draw:layer="layout" svg:width="0.925cm" svg:height="0.963cm" svg:x="15.175cm" svg:y="11.6cm">
          <draw:text-box>
            <text:p>Y</text:p>
          </draw:text-box>
        </draw:frame>
        <draw:frame draw:style-name="gr8" draw:layer="layout" svg:width="0.925cm" svg:height="0.963cm" svg:x="24.8cm" svg:y="10.4cm">
          <draw:text-box>
            <text:p>Y</text:p>
          </draw:text-box>
        </draw:frame>
        <draw:frame draw:style-name="gr5" draw:layer="layout" svg:width="0.925cm" svg:height="0.963cm" svg:x="33.5cm" svg:y="13.5cm">
          <draw:text-box>
            <text:p>Y</text:p>
          </draw:text-box>
        </draw:frame>
        <draw:frame draw:style-name="gr8" draw:layer="layout" svg:width="0.925cm" svg:height="0.963cm" svg:x="20.075cm" svg:y="3.4cm">
          <draw:text-box>
            <text:p>Y</text:p>
          </draw:text-box>
        </draw:frame>
        <draw:frame draw:style-name="gr4" draw:layer="layout" svg:width="0.959cm" svg:height="0.963cm" svg:x="27.3cm" svg:y="3.337cm">
          <draw:text-box>
            <text:p>N</text:p>
          </draw:text-box>
        </draw:frame>
        <draw:connector draw:style-name="gr2" draw:text-style-name="P1" draw:layer="layout" draw:line-skew="0.399cm 0.598cm" svg:x1="18cm" svg:y1="7.3cm" svg:x2="12.05cm" svg:y2="14.1cm" draw:start-shape="id8" draw:start-glue-point="5" draw:end-shape="id5" draw:end-glue-point="6" svg:d="m18000 7300h-900v7900h-5050v-1100" svg:viewBox="0 0 5951 7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4T14:41:36.01</meta:creation-date>
    <dc:date>2013-03-14T19:48:10.12</dc:date>
    <meta:editing-duration>PT4H31M4S</meta:editing-duration>
    <meta:editing-cycles>50</meta:editing-cycles>
    <meta:generator>LibreOffice/4.0.1.2$Windows_x86 LibreOffice_project/84102822e3d61eb989ddd325abf1ac077904985</meta:generator>
    <meta:document-statistic meta:object-count="43"/>
  </office:meta>
</office:document-meta>
</file>